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6.014cm" svg:height="0.869cm" svg:x="7.333cm" svg:y="6.875cm">
          <text:p text:style-name="P1"><text:span text:style-name="T1">Patient Reported</text:span></text:p>
        </draw:rect>
        <draw:rect draw:style-name="gr3" draw:text-style-name="P4" xml:id="id12" draw:id="id12" draw:layer="layout" svg:width="6.014cm" svg:height="3.745cm" svg:x="7.333cm" svg:y="7.669cm">
          <text:p text:style-name="P3"><text:span text:style-name="T2">patient_reported_</text:span><text:span text:style-name="T2">id</text:span></text:p>
          <text:p text:style-name="P3"><text:span text:style-name="T2">org_reported_</text:span><text:span text:style-name="T2">id</text:span></text:p>
          <text:p text:style-name="P3"><text:span text:style-name="T2">patient_reported_external_link</text:span></text:p>
          <text:p text:style-name="P3"><text:span text:style-name="T2">patient_id</text:span></text:p>
          <text:p text:style-name="P3"><text:span text:style-name="T2">patient_data</text:span></text:p>
          <text:p text:style-name="P3"><text:span text:style-name="T2">reported_date</text:span></text:p>
          <text:p text:style-name="P3"><text:span text:style-name="T2">updated_date</text:span></text:p>
        </draw:rect>
        <draw:circle draw:style-name="gr4" draw:text-style-name="P1" xml:id="id1" draw:id="id1" draw:layer="layout" svg:width="0.254cm" svg:height="0.254cm" svg:x="9.623cm" svg:y="9.344cm">
          <text:p/>
        </draw:circle>
        <draw:connector draw:style-name="gr5" draw:text-style-name="P1" draw:layer="layout" draw:type="curve" draw:line-skew="1.563cm" svg:x1="9.877cm" svg:y1="9.471cm" svg:x2="14.625cm" svg:y2="6.679cm" draw:start-shape="id1" draw:start-glue-point="1" draw:end-shape="id2" draw:end-glue-point="3" svg:d="M9877 9471c5905 0 3532-2792 4748-2792">
          <text:p/>
        </draw:connector>
        <draw:rect draw:style-name="gr2" draw:text-style-name="P2" draw:layer="layout" svg:width="3.472cm" svg:height="0.869cm" svg:x="14.709cm" svg:y="1.3cm">
          <text:p text:style-name="P1"><text:span text:style-name="T1">Org Access</text:span></text:p>
        </draw:rect>
        <draw:rect draw:style-name="gr3" draw:text-style-name="P4" draw:layer="layout" svg:width="3.472cm" svg:height="2.159cm" svg:x="14.709cm" svg:y="2.062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7.813cm" svg:y="2.581cm">
          <text:p text:style-name="P1"><text:span text:style-name="T1">Org Master</text:span></text:p>
        </draw:rect>
        <draw:rect draw:style-name="gr3" draw:text-style-name="P4" xml:id="id4" draw:id="id4" draw:layer="layout" svg:width="4.78cm" svg:height="2.253cm" svg:x="7.813cm" svg:y="3.356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14.625cm" svg:y="6.245cm">
          <text:p text:style-name="P1"><text:span text:style-name="T1">Patient Master</text:span></text:p>
        </draw:rect>
        <draw:rect draw:style-name="gr3" draw:text-style-name="P4" xml:id="id8" draw:id="id8" draw:layer="layout" svg:width="4.78cm" svg:height="5.263cm" svg:x="14.625cm" svg:y="7.04cm">
          <text:p text:style-name="P3"><text:span text:style-name="T2">patient_id</text:span></text:p>
          <text:p text:style-name="P3"><text:span text:style-name="T2">patient_external_link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7.223cm" svg:y="8.344cm">
          <text:p/>
        </draw:circle>
        <draw:connector draw:style-name="gr5" draw:text-style-name="P1" draw:layer="layout" draw:type="curve" svg:x1="7.223cm" svg:y1="8.471cm" svg:x2="7.813cm" svg:y2="4.482cm" draw:start-shape="id3" draw:start-glue-point="3" draw:end-shape="id4" draw:end-glue-point="3" svg:d="M7223 8471c-751 0-1046-3989 590-3989">
          <text:p/>
        </draw:connector>
        <draw:circle draw:style-name="gr4" draw:text-style-name="P1" xml:id="id5" draw:id="id5" draw:layer="layout" svg:width="0.254cm" svg:height="0.254cm" svg:x="14.598cm" svg:y="2.824cm">
          <text:p/>
        </draw:circle>
        <draw:connector draw:style-name="gr5" draw:text-style-name="P1" draw:layer="layout" draw:type="curve" svg:x1="14.598cm" svg:y1="2.951cm" svg:x2="12.593cm" svg:y2="3.015cm" draw:start-shape="id5" draw:start-glue-point="3" draw:end-shape="id6" svg:d="M14598 2951c-1503 0-501 64-2005 64">
          <text:p/>
        </draw:connector>
        <draw:rect draw:style-name="gr2" draw:text-style-name="P2" xml:id="id16" draw:id="id16" draw:layer="layout" svg:width="6.864cm" svg:height="0.869cm" svg:x="13.059cm" svg:y="13.573cm">
          <text:p text:style-name="P1"><text:span text:style-name="T1">Vaccination Reported</text:span></text:p>
        </draw:rect>
        <draw:rect draw:style-name="gr3" draw:text-style-name="P4" draw:layer="layout" svg:width="6.864cm" svg:height="3.737cm" svg:x="13.059cm" svg:y="14.367cm">
          <text:p text:style-name="P3"><text:span text:style-name="T2">vaccination_reported_</text:span><text:span text:style-name="T2">id</text:span></text:p>
          <text:p text:style-name="P3"><text:span text:style-name="T2">patient_reported_</text:span><text:span text:style-name="T2">id</text:span></text:p>
          <text:p text:style-name="P3"><text:span text:style-name="T2">vaccination_reported_external_link</text:span></text:p>
          <text:p text:style-name="P3"><text:span text:style-name="T2">vaccination_id</text:span></text:p>
          <text:p text:style-name="P3"><text:span text:style-name="T2">vaccination_data</text:span></text:p>
          <text:p text:style-name="P3"><text:span text:style-name="T2">reported_date</text:span></text:p>
          <text:p text:style-name="P3"><text:span text:style-name="T2">updated_date</text:span></text:p>
        </draw:rect>
        <draw:ellipse draw:style-name="gr4" draw:text-style-name="P1" xml:id="id9" draw:id="id9" draw:layer="layout" svg:width="0.28cm" svg:height="0.254cm" svg:x="16.482cm" svg:y="16.091cm">
          <text:p/>
        </draw:ellipse>
        <draw:ellipse draw:style-name="gr4" draw:text-style-name="P1" xml:id="id11" draw:id="id11" draw:layer="layout" svg:width="0.279cm" svg:height="0.254cm" svg:x="12.938cm" svg:y="15.042cm">
          <text:p/>
        </draw:ellipse>
        <draw:rect draw:style-name="gr2" draw:text-style-name="P2" draw:layer="layout" svg:width="5.406cm" svg:height="0.869cm" svg:x="21.375cm" svg:y="6.334cm">
          <text:p text:style-name="P1"><text:span text:style-name="T1">Vaccination Master</text:span></text:p>
        </draw:rect>
        <draw:rect draw:style-name="gr3" draw:text-style-name="P4" xml:id="id10" draw:id="id10" draw:layer="layout" svg:width="5.406cm" svg:height="5.263cm" svg:x="21.375cm" svg:y="7.129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ation_reported_</text:span><text:span text:style-name="T2">id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1.213cm" svg:y="7.827cm">
          <text:p/>
        </draw:circle>
        <draw:connector draw:style-name="gr5" draw:text-style-name="P1" draw:layer="layout" draw:type="curve" svg:x1="21.213cm" svg:y1="7.954cm" svg:x2="19.405cm" svg:y2="9.671cm" draw:start-shape="id7" draw:start-glue-point="3" draw:end-shape="id8" svg:d="M21213 7954c-1356 0-452 1717-1808 1717">
          <text:p/>
        </draw:connector>
        <draw:connector draw:style-name="gr5" draw:text-style-name="P1" draw:layer="layout" draw:type="curve" svg:x1="16.762cm" svg:y1="16.218cm" svg:x2="24.078cm" svg:y2="12.392cm" draw:start-shape="id9" draw:start-glue-point="1" draw:end-shape="id10" draw:end-glue-point="2" svg:d="M16762 16218c4878 0 7316-1275 7316-3826">
          <text:p/>
        </draw:connector>
        <draw:connector draw:style-name="gr5" draw:text-style-name="P1" draw:layer="layout" draw:type="curve" svg:x1="12.938cm" svg:y1="15.169cm" svg:x2="10.34cm" svg:y2="11.414cm" draw:start-shape="id11" draw:start-glue-point="3" draw:end-shape="id12" draw:end-glue-point="2" svg:d="M12938 15169c-1732 0-2598-1251-2598-3755">
          <text:p/>
        </draw:connector>
        <draw:rect draw:style-name="gr2" draw:text-style-name="P2" draw:layer="layout" svg:width="4.78cm" svg:height="0.869cm" svg:x="3.032cm" svg:y="12.336cm">
          <text:p text:style-name="P1"><text:span text:style-name="T1">Patient Match</text:span></text:p>
        </draw:rect>
        <draw:rect draw:style-name="gr3" draw:text-style-name="P4" draw:layer="layout" svg:width="4.78cm" svg:height="3.745cm" svg:x="3.032cm" svg:y="13.13cm">
          <text:p text:style-name="P3"><text:span text:style-name="T2">match_id</text:span></text:p>
          <text:p text:style-name="P3"><text:span text:style-name="T2">reported_patient_a_id</text:span></text:p>
          <text:p text:style-name="P3"><text:span text:style-name="T2">reported_patient_b_id</text:span></text:p>
          <text:p text:style-name="P3"><text:span text:style-name="T2">match_status</text:span></text:p>
        </draw:rect>
        <draw:circle draw:style-name="gr4" draw:text-style-name="P1" xml:id="id13" draw:id="id13" draw:layer="layout" svg:width="0.254cm" svg:height="0.254cm" svg:x="2.84cm" svg:y="13.827cm">
          <text:p/>
        </draw:circle>
        <draw:connector draw:style-name="gr5" draw:text-style-name="P1" draw:layer="layout" draw:type="curve" svg:x1="2.84cm" svg:y1="13.954cm" svg:x2="7.333cm" svg:y2="9.541cm" draw:start-shape="id13" draw:start-glue-point="3" draw:end-shape="id12" draw:end-glue-point="3" svg:d="M2840 13954c-751 0-2998-4413 4493-4413">
          <text:p/>
        </draw:connector>
        <draw:circle draw:style-name="gr4" draw:text-style-name="P1" xml:id="id14" draw:id="id14" draw:layer="layout" svg:width="0.254cm" svg:height="0.254cm" svg:x="2.84cm" svg:y="14.26cm">
          <text:p/>
        </draw:circle>
        <draw:connector draw:style-name="gr5" draw:text-style-name="P1" draw:layer="layout" draw:type="curve" svg:x1="2.84cm" svg:y1="14.387cm" svg:x2="7.333cm" svg:y2="9.541cm" draw:start-shape="id14" draw:start-glue-point="3" draw:end-shape="id12" draw:end-glue-point="3" svg:d="M2840 14387c-751 0-2998-4846 4493-4846">
          <text:p/>
        </draw:connector>
        <draw:connector draw:style-name="gr5" draw:text-style-name="P1" draw:layer="layout" draw:type="curve" svg:x1="21.213cm" svg:y1="9.354cm" svg:x2="19.923cm" svg:y2="14.007cm" draw:start-shape="id15" draw:start-glue-point="3" draw:end-shape="id16" draw:end-glue-point="1" svg:d="M21213 9354c-967 0-323 4653-1290 4653">
          <text:p/>
        </draw:connector>
        <draw:circle draw:style-name="gr4" draw:text-style-name="P1" xml:id="id15" draw:id="id15" draw:layer="layout" svg:width="0.254cm" svg:height="0.254cm" svg:x="21.213cm" svg:y="9.22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5$Unix OpenOffice.org_project/415m1$Build-9789</meta:generator>
    <dc:date>2018-01-17T14:02:03</dc:date>
    <dc:creator>Eric Ostrom</dc:creator>
    <meta:editing-duration>P39DT4H51M51S</meta:editing-duration>
    <meta:editing-cycles>172</meta:editing-cycles>
    <meta:printed-by>Nathan Bunker</meta:printed-by>
    <meta:print-date>2017-03-07T11:08:55.17</meta:print-date>
    <meta:document-statistic meta:object-count="33"/>
  </office:meta>
</office:document-meta>
</file>